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4259102020401</text:p>
          </table:table-cell>
          <table:table-cell office:value-type="string" calcext:value-type="string">
            <text:p>2025-01-18 2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032" calcext:value-type="float">
            <text:p>82.5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9102020401</text:p>
          </table:table-cell>
          <table:table-cell office:value-type="string" calcext:value-type="string">
            <text:p>2024-01-04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596" calcext:value-type="float">
            <text:p>81.97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9102020401</text:p>
          </table:table-cell>
          <table:table-cell office:value-type="string" calcext:value-type="string">
            <text:p>2023-01-05 1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32" calcext:value-type="float">
            <text:p>82.7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9102020401</text:p>
          </table:table-cell>
          <table:table-cell office:value-type="string" calcext:value-type="string">
            <text:p>2022-01-05 21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91528" calcext:value-type="float">
            <text:p>83.09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9102020401</text:p>
          </table:table-cell>
          <table:table-cell office:value-type="string" calcext:value-type="string">
            <text:p>2022-01-05 15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1416" calcext:value-type="float">
            <text:p>82.8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9102020401</text:p>
          </table:table-cell>
          <table:table-cell office:value-type="string" calcext:value-type="string">
            <text:p>2021-01-06 14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936" calcext:value-type="float">
            <text:p>82.5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9102020401</text:p>
          </table:table-cell>
          <table:table-cell office:value-type="string" calcext:value-type="string">
            <text:p>2020-01-04 13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3128" calcext:value-type="float">
            <text:p>82.6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9102020401</text:p>
          </table:table-cell>
          <table:table-cell office:value-type="string" calcext:value-type="string">
            <text:p>2019-01-04 1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5216" calcext:value-type="float">
            <text:p>82.0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9102020401</text:p>
          </table:table-cell>
          <table:table-cell office:value-type="string" calcext:value-type="string">
            <text:p>2018-01-04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58256" calcext:value-type="float">
            <text:p>82.05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9102020401</text:p>
          </table:table-cell>
          <table:table-cell office:value-type="string" calcext:value-type="string">
            <text:p>2017-01-05 14:35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64352" calcext:value-type="float">
            <text:p>82.06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9102020401</text:p>
          </table:table-cell>
          <table:table-cell office:value-type="string" calcext:value-type="string">
            <text:p>2016-01-04 14:20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0464" calcext:value-type="float">
            <text:p>82.96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9102020401</text:p>
          </table:table-cell>
          <table:table-cell office:value-type="string" calcext:value-type="string">
            <text:p>2015-01-04 21:57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0528" calcext:value-type="float">
            <text:p>82.71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9102020401</text:p>
          </table:table-cell>
          <table:table-cell office:value-type="string" calcext:value-type="string">
            <text:p>2014-01-04 22:42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024" calcext:value-type="float">
            <text:p>81.9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9102020401</text:p>
          </table:table-cell>
          <table:table-cell office:value-type="string" calcext:value-type="string">
            <text:p>2014-01-04 20:36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452" calcext:value-type="float">
            <text:p>81.88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9102020401</text:p>
          </table:table-cell>
          <table:table-cell office:value-type="string" calcext:value-type="string">
            <text:p>2013-01-05 14:14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58712" calcext:value-type="float">
            <text:p>82.65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9102020401</text:p>
          </table:table-cell>
          <table:table-cell office:value-type="string" calcext:value-type="string">
            <text:p>2012-01-05 15:42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08" calcext:value-type="float">
            <text:p>82.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9102020401</text:p>
          </table:table-cell>
          <table:table-cell office:value-type="string" calcext:value-type="string">
            <text:p>2011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85688" calcext:value-type="float">
            <text:p>82.08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9102020401</text:p>
          </table:table-cell>
          <table:table-cell office:value-type="string" calcext:value-type="string">
            <text:p>2011-01-05 23:40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028" calcext:value-type="float">
            <text:p>82.2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9102020401</text:p>
          </table:table-cell>
          <table:table-cell office:value-type="string" calcext:value-type="string">
            <text:p>2010-01-05 15:37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61176" calcext:value-type="float">
            <text:p>82.56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9102020401</text:p>
          </table:table-cell>
          <table:table-cell office:value-type="string" calcext:value-type="string">
            <text:p>2010-01-04 23:31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9788" calcext:value-type="float">
            <text:p>82.09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9102020401</text:p>
          </table:table-cell>
          <table:table-cell office:value-type="string" calcext:value-type="string">
            <text:p>2009-01-07 16:11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6128" calcext:value-type="float">
            <text:p>81.79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9102020401</text:p>
          </table:table-cell>
          <table:table-cell office:value-type="string" calcext:value-type="string">
            <text:p>2008-01-06 18:1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9102020401</text:p>
          </table:table-cell>
          <table:table-cell office:value-type="string" calcext:value-type="string">
            <text:p>2007-04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58712" calcext:value-type="float">
            <text:p>82.65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9102020401</text:p>
          </table:table-cell>
          <table:table-cell office:value-type="string" calcext:value-type="string">
            <text:p>2006-01-10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45824" calcext:value-type="float">
            <text:p>87.74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